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scadia Mono" svg:font-family="'Cascadia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row table:style-name="ro1">
          <table:table-cell office:value-type="float" office:value="0.000921472" calcext:value-type="float">
            <text:p>0.000921472</text:p>
          </table:table-cell>
          <table:table-cell table:formula="of:=([.A1]-[.$A$8])^2" office:value-type="float" office:value="0.0000000000678948533611101" calcext:value-type="float">
            <text:p>6.78948533611101E-11</text:p>
          </table:table-cell>
          <table:table-cell table:number-columns-repeated="2"/>
        </table:table-row>
        <table:table-row table:style-name="ro1">
          <table:table-cell office:value-type="float" office:value="0.000917793" calcext:value-type="float">
            <text:p>0.000917793</text:p>
          </table:table-cell>
          <table:table-cell table:formula="of:=([.A2]-[.$A$8])^2" office:value-type="float" office:value="0.0000000000208012006944436" calcext:value-type="float">
            <text:p>2.08012006944436E-11</text:p>
          </table:table-cell>
          <table:table-cell table:number-columns-repeated="2"/>
        </table:table-row>
        <table:table-row table:style-name="ro1">
          <table:table-cell office:value-type="float" office:value="0.000924234" calcext:value-type="float">
            <text:p>0.000924234</text:p>
          </table:table-cell>
          <table:table-cell table:formula="of:=([.A3]-[.$A$8])^2" office:value-type="float" office:value="0.000000000121040336694441" calcext:value-type="float">
            <text:p>1.21040336694441E-10</text:p>
          </table:table-cell>
          <table:table-cell table:number-columns-repeated="2"/>
        </table:table-row>
        <table:table-row table:style-name="ro1">
          <table:table-cell office:value-type="float" office:value="0.000906898" calcext:value-type="float">
            <text:p>0.000906898</text:p>
          </table:table-cell>
          <table:table-cell table:formula="of:=([.A4]-[.$A$8])^2" office:value-type="float" office:value="0.0000000000401216673611125" calcext:value-type="float">
            <text:p>4.01216673611125E-11</text:p>
          </table:table-cell>
          <table:table-cell table:number-columns-repeated="2"/>
        </table:table-row>
        <table:table-row table:style-name="ro1">
          <table:table-cell office:value-type="float" office:value="0.000897463" calcext:value-type="float">
            <text:p>0.000897463</text:p>
          </table:table-cell>
          <table:table-cell table:formula="of:=([.A5]-[.$A$8])^2" office:value-type="float" office:value="0.000000000248666617361115" calcext:value-type="float">
            <text:p>2.48666617361115E-10</text:p>
          </table:table-cell>
          <table:table-cell table:number-columns-repeated="2"/>
        </table:table-row>
        <table:table-row table:style-name="ro1">
          <table:table-cell office:value-type="float" office:value="0.000911533" calcext:value-type="float">
            <text:p>0.000911533</text:p>
          </table:table-cell>
          <table:table-cell table:formula="of:=([.A6]-[.$A$8])^2" office:value-type="float" office:value="0.00000000000288716736111145" calcext:value-type="float">
            <text:p>2.88716736111145E-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formula="of:=AVERAGE([.A1:.A6])" office:value-type="float" office:value="0.000913232166666667" calcext:value-type="float">
            <text:p>0.000913232166667</text:p>
          </table:table-cell>
          <table:table-cell table:formula="of:=SQRT(SUM([.B1:.B6])/5)" office:value-type="float" office:value="0.0000100141084758788" calcext:value-type="float">
            <text:p>1.00141084758788E-05</text:p>
          </table:table-cell>
          <table:table-cell table:formula="of:=[.B8]/SQRT(6)" office:value-type="float" office:value="0.00000408824266579718" calcext:value-type="float">
            <text:p>4.08824266579718E-06</text:p>
          </table:table-cell>
          <table:table-cell table:formula="of:=[.C8]/[.A8]*100" office:value-type="float" office:value="0.447667396640159" calcext:value-type="float">
            <text:p>0.447667396640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scadia Mono" svg:font-family="'Cascadia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4T13:55:13.154000000</meta:creation-date>
    <dc:date>2020-06-14T18:50:22.585000000</dc:date>
    <meta:editing-duration>PT4H4M48S</meta:editing-duration>
    <meta:editing-cycles>1</meta:editing-cycles>
    <meta:document-statistic meta:table-count="1" meta:cell-count="16" meta:object-count="0"/>
    <meta:generator>LibreOffice/6.4.4.2$Windows_X86_64 LibreOffice_project/3d775be2011f3886db32dfd395a6a6d1ca2630ff</meta:generator>
  </office:meta>
</office:document-meta>
</file>